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CD0CD127B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307cm" table:align="left"/>
    </style:style>
    <style:style style:name="Tabella1.A" style:family="table-column">
      <style:table-column-properties style:column-width="2.515cm"/>
    </style:style>
    <style:style style:name="Tabella1.B" style:family="table-column">
      <style:table-column-properties style:column-width="11.585cm"/>
    </style:style>
    <style:style style:name="Tabella1.C" style:family="table-column">
      <style:table-column-properties style:column-width="13.206cm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non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.A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27.301cm" table:align="left"/>
    </style:style>
    <style:style style:name="Tabella6.A" style:family="table-column">
      <style:table-column-properties style:column-width="12.197cm"/>
    </style:style>
    <style:style style:name="Tabella6.B" style:family="table-column">
      <style:table-column-properties style:column-width="0.951cm"/>
    </style:style>
    <style:style style:name="Tabella6.C" style:family="table-column">
      <style:table-column-properties style:column-width="0.953cm"/>
    </style:style>
    <style:style style:name="Tabella6.D" style:family="table-column">
      <style:table-column-properties style:column-width="3.806cm"/>
    </style:style>
    <style:style style:name="Tabella6.E" style:family="table-column">
      <style:table-column-properties style:column-width="2.291cm"/>
    </style:style>
    <style:style style:name="Tabella6.F" style:family="table-column">
      <style:table-column-properties style:column-width="1.903cm"/>
    </style:style>
    <style:style style:name="Tabella6.G" style:family="table-column">
      <style:table-column-properties style:column-width="1.905cm"/>
    </style:style>
    <style:style style:name="Tabella6.H" style:family="table-column">
      <style:table-column-properties style:column-width="1.677cm"/>
    </style:style>
    <style:style style:name="Tabella6.I" style:family="table-column">
      <style:table-column-properties style:column-width="1.617cm"/>
    </style:style>
    <style:style style:name="Tabella6.1" style:family="table-row">
      <style:table-row-properties style:min-row-height="0.549cm"/>
    </style:style>
    <style:style style:name="Tabel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H1" style:family="table-cell">
      <style:table-cell-properties fo:background-color="#729fcf" fo:padding="0.097cm" fo:border="0.05pt solid #000000">
        <style:background-image/>
      </style:table-cell-properties>
    </style:style>
    <style:style style:name="Tabella6.H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6.I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3" style:family="table-row">
      <style:table-row-properties style:min-row-height="0.011cm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B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C4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D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E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F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G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H4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I4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913740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able_20_Contents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da745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rsid="00a47f83" officeooo:paragraph-rsid="00a47f83" style:font-name-asian="SimSun" style:font-size-asian="10pt" style:font-weight-asian="bold" style:font-name-complex="Tahoma" style:font-size-complex="10pt" style:font-weight-complex="bold"/>
    </style:style>
    <style:style style:name="P6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10pt" fo:font-weight="normal" officeooo:rsid="00af4e6d" officeooo:paragraph-rsid="00bc09eb" style:font-name-asian="SimSun" style:font-size-asian="10pt" style:font-weight-asian="normal" style:font-name-complex="Tahoma" style:font-size-complex="10pt" style:font-weight-complex="normal"/>
    </style:style>
    <style:style style:name="P7" style:family="paragraph" style:parent-style-name="Table_20_Contents">
      <style:paragraph-properties fo:margin-top="0cm" fo:margin-bottom="0cm" style:contextual-spacing="false" fo:text-align="start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a47f83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b45b3c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13397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1d261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7f157" officeooo:paragraph-rsid="00a7f157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b82480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rsid="00af4e6d" officeooo:paragraph-rsid="00bc09eb" style:font-name-asian="SimSun" style:font-size-asian="8pt" style:font-weight-asian="normal" style:font-name-complex="Tahoma" style:font-size-complex="8pt" style:font-weight-complex="normal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6" style:family="paragraph" style:parent-style-name="Header">
      <style:paragraph-properties fo:margin-top="0cm" fo:margin-bottom="0cm" style:contextual-spacing="false" fo:text-align="start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7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8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19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9a18e5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1d261" officeooo:paragraph-rsid="00c1d261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4e603" officeooo:paragraph-rsid="00c4e603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b11bd" officeooo:paragraph-rsid="00ab11b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c1ca90" officeooo:paragraph-rsid="00c1ca90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 fo:background-color="transparent" style:shadow="none">
        <style:background-image/>
      </style:paragraph-properties>
      <style:text-properties style:font-name="Verdana" fo:font-size="8pt" fo:font-weight="normal" officeooo:paragraph-rsid="00c51b2b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8da745"/>
    </style:style>
    <style:style style:name="T3" style:family="text">
      <style:text-properties officeooo:rsid="00a7f157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4">CAMPAGNA</text:p>
          </table:table-cell>
          <table:table-cell table:style-name="Tabella1.B1" office:value-type="string">
            <text:p text:style-name="P4"><text:span text:style-name="T2">[</text:span><text:placeholder text:placeholder-type="text">&lt;o.code&gt;</text:placeholder><text:span text:style-name="T2">] </text:span><text:span text:style-name="T2"><text:placeholder text:placeholder-type="text">&lt;o.name&gt;</text:placeholder></text:span></text:p>
          </table:table-cell>
          <table:table-cell table:style-name="Tabella1.C1" office:value-type="string">
            <text:p text:style-name="P4"><text:span text:style-name="T2">Cliente: </text:span><text:span text:style-name="T1"><text:placeholder text:placeholder-type="text">&lt;o.partner_id.name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14"/>
          </table:table-cell>
          <table:table-cell table:style-name="Tabella1.B2" office:value-type="string">
            <text:p text:style-name="P5">Album anteprima: <text:span text:style-name="T2"><text:placeholder text:placeholder-type="text">&lt;o.thumb_album_id.name&gt;</text:placeholder></text:span></text:p>
          </table:table-cell>
          <table:table-cell table:style-name="Tabella1.C2" office:value-type="string">
            <text:p text:style-name="P5">Album HD: <text:span text:style-name="T2"><text:placeholder text:placeholder-type="text">&lt;o.album_id.nam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I"/>
        <table:table-header-rows>
          <table:table-row table:style-name="Tabella6.1">
            <table:table-cell table:style-name="Tabella6.A1" table:number-rows-spanned="2" office:value-type="string">
              <text:p text:style-name="P20">Prodotto</text:p>
            </table:table-cell>
            <table:table-cell table:style-name="Tabella6.A1" table:number-rows-spanned="2" office:value-type="string">
              <text:p text:style-name="P22">Q.</text:p>
            </table:table-cell>
            <table:table-cell table:style-name="Tabella6.A1" table:number-rows-spanned="2" office:value-type="string">
              <text:p text:style-name="P23">Mag</text:p>
              <text:p text:style-name="P23"/>
            </table:table-cell>
            <table:table-cell table:style-name="Tabella6.A1" table:number-rows-spanned="2" office:value-type="string">
              <text:p text:style-name="P21">EAN</text:p>
            </table:table-cell>
            <table:table-cell table:style-name="Tabella6.E1" table:number-rows-spanned="2" office:value-type="string">
              <text:p text:style-name="P25">Imballo</text:p>
            </table:table-cell>
            <table:table-cell table:style-name="Tabella6.E1" table:number-rows-spanned="2" office:value-type="string">
              <text:p text:style-name="P25">EAN</text:p>
            </table:table-cell>
            <table:table-cell table:style-name="Tabella6.E1" table:number-rows-spanned="2" office:value-type="string">
              <text:p text:style-name="P25">Magazzino</text:p>
            </table:table-cell>
            <table:table-cell table:style-name="Tabella6.H1" table:number-columns-spanned="2" office:value-type="string">
              <text:p text:style-name="P25">Immagine</text:p>
            </table:table-cell>
            <table:covered-table-cell/>
          </table:table-row>
        </table:table-header-rows>
        <table:table-row table:style-name="Tabella6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H2" office:value-type="string">
            <text:p text:style-name="P24">Thumb</text:p>
          </table:table-cell>
          <table:table-cell table:style-name="Tabella6.I2" office:value-type="string">
            <text:p text:style-name="P24">HD</text:p>
          </table:table-cell>
        </table:table-row>
        <table:table-row table:style-name="Tabella6.3">
          <table:table-cell table:style-name="Tabella6.A3" table:number-columns-spanned="9" office:value-type="string">
            <text:p text:style-name="P16"><text:placeholder text:placeholder-type="text">&lt;for each="product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3">
          <table:table-cell table:style-name="Tabella6.A4" office:value-type="string">
            <text:p text:style-name="P7"><text:placeholder text:placeholder-type="text">&lt;product.product_id.default_code or ''&gt;</text:placeholder> <text:placeholder text:placeholder-type="text">&lt;product.description&gt;</text:placeholder></text:p>
          </table:table-cell>
          <table:table-cell table:style-name="Tabella6.B4" office:value-type="string">
            <text:p text:style-name="P10"><text:placeholder text:placeholder-type="text">&lt;int(product.qty)&gt;</text:placeholder></text:p>
          </table:table-cell>
          <table:table-cell table:style-name="Tabella6.C4" office:value-type="string">
            <text:p text:style-name="P26"><text:placeholder text:placeholder-type="text">&lt;product.product_id.mx_campaign_out&gt;</text:placeholder></text:p>
          </table:table-cell>
          <table:table-cell table:style-name="Tabella6.D4" office:value-type="string">
            <text:p text:style-name="P12"><text:placeholder text:placeholder-type="text">&lt;product.packaging_id.ean if product.packaging_id else product.product_id.ean13&gt;</text:placeholder></text:p>
          </table:table-cell>
          <table:table-cell table:style-name="Tabella6.E4" office:value-type="string">
            <text:p text:style-name="P11"><text:placeholder text:placeholder-type="text">&lt;if test="product.pack_error"&gt;</text:placeholder><draw:frame draw:style-name="fr1" draw:name="Immagine1" text:anchor-type="as-char" svg:width="0.45cm" svg:height="0.43cm" draw:z-index="0"><draw:image xlink:href="Pictures/100000000000001C0000001BBB15A4D6.jpg" xlink:type="simple" xlink:show="embed" xlink:actuate="onLoad"/></draw:frame><text:placeholder text:placeholder-type="text">&lt;/if&gt;</text:placeholder><text:placeholder text:placeholder-type="text">&lt;if test="not product.pack_error"&gt;</text:placeholder><draw:frame draw:style-name="fr1" draw:name="Immagine2" text:anchor-type="as-char" svg:width="0.45cm" svg:height="0.45cm" draw:z-index="1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F4" office:value-type="string">
            <text:p text:style-name="P13"><text:placeholder text:placeholder-type="text">&lt;if test="not (product.packaging_id.ean if product.packaging_id else product.product_id.ean13)"&gt;</text:placeholder><draw:frame draw:style-name="fr1" draw:name="Immagine9" text:anchor-type="as-char" svg:width="0.45cm" svg:height="0.43cm" draw:z-index="2"><draw:image xlink:href="Pictures/100000000000001C0000001BBB15A4D6.jpg" xlink:type="simple" xlink:show="embed" xlink:actuate="onLoad"/></draw:frame><text:span text:style-name="T4"><text:placeholder text:placeholder-type="text">&lt;/if&gt;</text:placeholder></text:span><text:placeholder text:placeholder-type="text">&lt;if test="product.packaging_id.ean if product.packaging_id else product.product_id.ean13"&gt;</text:placeholder><draw:frame draw:style-name="fr1" draw:name="Immagine10" text:anchor-type="as-char" svg:width="0.45cm" svg:height="0.45cm" draw:z-index="3"><draw:image xlink:href="Pictures/100000000000001C0000001CD0CD127B.jpg" xlink:type="simple" xlink:show="embed" xlink:actuate="onLoad"/></draw:frame><text:span text:style-name="T4"><text:placeholder text:placeholder-type="text">&lt;/if&gt;</text:placeholder></text:span></text:p>
          </table:table-cell>
          <table:table-cell table:style-name="Tabella6.G4" office:value-type="string">
            <text:p text:style-name="P6">/</text:p>
          </table:table-cell>
          <table:table-cell table:style-name="Tabella6.H4" office:value-type="string">
            <text:p text:style-name="P8"><text:placeholder text:placeholder-type="text">&lt;if test="o.thumb_album_id not in product.product_id.album_ids"&gt;</text:placeholder><text:span text:style-name="T3"><draw:frame draw:style-name="fr1" draw:name="Immagine4" text:anchor-type="as-char" svg:width="0.45cm" svg:height="0.43cm" draw:z-index="4"><draw:image xlink:href="Pictures/100000000000001C0000001BBB15A4D6.jpg" xlink:type="simple" xlink:show="embed" xlink:actuate="onLoad"/></draw:frame></text:span><text:placeholder text:placeholder-type="text">&lt;/if&gt;</text:placeholder><text:placeholder text:placeholder-type="text">&lt;if test="o.thumb_album_id in product.product_id.album_ids"&gt;</text:placeholder><draw:frame draw:style-name="fr1" draw:name="Immagine3" text:anchor-type="as-char" svg:width="0.45cm" svg:height="0.45cm" draw:z-index="5"><draw:image xlink:href="Pictures/100000000000001C0000001CD0CD127B.jpg" xlink:type="simple" xlink:show="embed" xlink:actuate="onLoad"/></draw:frame><text:placeholder text:placeholder-type="text">&lt;/if&gt;</text:placeholder></text:p>
          </table:table-cell>
          <table:table-cell table:style-name="Tabella6.I4" office:value-type="string">
            <text:p text:style-name="P9"><text:span text:style-name="T3"><text:placeholder text:placeholder-type="text">&lt;if test="o.album_id not in product.product_id.album_ids"&gt;</text:placeholder></text:span><text:span text:style-name="T3"><draw:frame draw:style-name="fr1" draw:name="Immagine5" text:anchor-type="as-char" svg:width="0.45cm" svg:height="0.43cm" draw:z-index="6"><draw:image xlink:href="Pictures/100000000000001C0000001BBB15A4D6.jpg" xlink:type="simple" xlink:show="embed" xlink:actuate="onLoad"/></draw:frame></text:span><text:placeholder text:placeholder-type="text">&lt;/if&gt;</text:placeholder><text:placeholder text:placeholder-type="text">&lt;if test="o.album_id in product.product_id.album_ids"&gt;</text:placeholder><draw:frame draw:style-name="fr1" draw:name="Immagine8" text:anchor-type="as-char" svg:width="0.45cm" svg:height="0.45cm" draw:z-index="7"><draw:image xlink:href="Pictures/100000000000001C0000001CD0CD127B.jpg" xlink:type="simple" xlink:show="embed" xlink:actuate="onLoad"/></draw:frame><text:placeholder text:placeholder-type="text">&lt;/if&gt;</text:placeholder></text:p>
          </table:table-cell>
        </table:table-row>
        <table:table-row table:style-name="Tabella6.3">
          <table:table-cell table:style-name="Tabella6.A5" table:number-columns-spanned="9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><text:placeholder text:placeholder-type="text">&lt;if test="o.id != objects[-1].id"&gt;</text:placeholder></text:p>
      <text:p text:style-name="P2"/>
      <text:p text:style-name="P17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8-04T14:49:33.536886023</dc:date>
    <meta:editing-duration>P2DT3H44M52S</meta:editing-duration>
    <meta:editing-cycles>542</meta:editing-cycles>
    <meta:generator>LibreOffice/4.2.8.2$Linux_X86_64 LibreOffice_project/420m0$Build-2</meta:generator>
    <meta:document-statistic meta:table-count="2" meta:image-count="8" meta:object-count="0" meta:page-count="2" meta:paragraph-count="30" meta:word-count="80" meta:character-count="989" meta:non-whitespace-character-count="939"/>
    <meta:user-defined meta:name="Info 1"/>
    <meta:user-defined meta:name="Info 2"/>
    <meta:user-defined meta:name="Info 3"/>
    <meta:user-defined meta:name="Info 4"/>
  </office:meta>
</office:document-meta>
</file>